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1 id="id01"&gt;My First Page&lt;/h1&gt;</text:p>
      <text:p text:style-name="Standard">&lt;p id="id02"&gt;&lt;/p&gt;</text:p>
      <text:p text:style-name="Standard"/>
      <text:p text:style-name="Standard">&lt;script&gt;</text:p>
      <text:p text:style-name="Standard">document.getElementById("id02").innerHTML = document.getElementById("id01").firstChild.nodeValue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20:56.765208486</meta:creation-date>
    <dc:date>2019-03-02T19:22:11.181323916</dc:date>
    <meta:editing-duration>PT1M16S</meta:editing-duration>
    <meta:editing-cycles>1</meta:editing-cycles>
    <meta:document-statistic meta:table-count="0" meta:image-count="0" meta:object-count="0" meta:page-count="1" meta:paragraph-count="10" meta:word-count="17" meta:character-count="204" meta:non-whitespace-character-count="197"/>
    <meta:generator>LibreOffice/6.0.7.3$Linux_X86_64 LibreOffice_project/00m0$Build-3</meta:generator>
  </office:meta>
</office:document-meta>
</file>